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ucidasans1" svg:font-family="Lucidasan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P2" style:family="paragraph" style:parent-style-name="Preformatted_20_Text">
      <style:text-properties style:font-name="Courier New" style:font-name-asian="Courier New" style:font-name-complex="Courier New"/>
    </style:style>
    <style:style style:name="T1" style:family="text">
      <style:text-properties style:font-name="Courier New" style:font-name-asian="Courier New" style:font-name-complex="Courier New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eispiele für Fehler, die LanguageTool (http://www.languagetool.org) erkennt:</text:p>
      <text:p text:style-name="Standard"/>
      <text:p text:style-name="Standard">Fehler, für die es Java-Regeln gibt:</text:p>
      <text:p text:style-name="Standard"/>
      <text:p text:style-name="Preformatted_20_Text">Wiederholung: Lieber will will ich das nicht.</text:p>
      <text:p text:style-name="Preformatted_20_Text">Das Komma ist falsch , wegen dem Leerzeichen.</text:p>
      <text:p text:style-name="Preformatted_20_Text">Das Komma ist auch falsch ,wegen dem Leerzeichen.</text:p>
      <text:p text:style-name="Preformatted_20_Text">Zwei Kommas oder Punkte,, das ist meist Quatsch..</text:p>
      <text:p text:style-name="Preformatted_20_Text">ein Satz sollte schon mit einem Großbuchstaben beginnen.</text:p>
      <text:p text:style-name="Preformatted_20_Text">Das laufen fällt mir leicht.</text:p>
      <text:p text:style-name="Preformatted_20_Text">Wohin soll es Dann gehen?</text:p>
      <text:p text:style-name="Preformatted_20_Text">Test einer Diäten- Erhöhung.</text:p>
      <text:p text:style-name="Preformatted_20_Text">Das spiegelt die Situation wieder.</text:p>
      <text:p text:style-name="Preformatted_20_Text">Er legt eine alte CD ROM ein.</text:p>
      <text:p text:style-name="Preformatted_20_Text">Das ist aufwendig, aber nicht zu aufwändig.</text:p>
      <text:p text:style-name="Preformatted_20_Text">Das ist aufwändig, aber nicht zu aufwendig.</text:p>
      <text:p text:style-name="Preformatted_20_Text">Das Essen steht auf die Tisch.<text:line-break/>Das Essen steht auf den Tische.<text:line-break/>Das Essen steht auf den Tisches.<text:line-break/>Die schöne Decke des Tisch.<text:line-break/>Das Auto ein Mannes.<text:line-break/>Das Fahrrad des großer Mannes.</text:p>
      <text:p text:style-name="Preformatted_20_Text"/>
      <text:p text:style-name="Standard">Fehler, für die es Pattern gibt (siehe rules/de/grammar.xml):</text:p>
      <text:p text:style-name="Standard"/>
      <text:p text:style-name="Preformatted_20_Text">Die SPD meuchelt aus versehen ihren Chef.</text:p>
      <text:p text:style-name="Preformatted_20_Text">Meine fragen hat bislang keiner gelesen.</text:p>
      <text:p text:style-name="Preformatted_20_Text">Möglicher Weise ist die Gelbphase zu kurz eingestellt.</text:p>
      <text:p text:style-name="Preformatted_20_Text">...sie mit einem Maulkorb herumlaufen zu lasen.</text:p>
      <text:p text:style-name="Preformatted_20_Text">Das geht zu Lasen der Bundeskasse.</text:p>
      <text:p text:style-name="Preformatted_20_Text">Was ist ein ökonomischer Gottesdienst?</text:p>
      <text:p text:style-name="Preformatted_20_Text">Aber denn haben Sie ja schon.</text:p>
      <text:p text:style-name="Preformatted_20_Text">Da konnte ich meine Finger nicht mehr im Zaun halten.</text:p>
      <text:p text:style-name="Preformatted_20_Text">Da würde ich auch Bescheide sagen.</text:p>
      <text:p text:style-name="Preformatted_20_Text">Da würde ich auch Bescheids geben.</text:p>
      <text:p text:style-name="Preformatted_20_Text">Müller wird zum Aufständler und Rebellen wieder Willen. Das Für und Wieder sollte ohne wenn und aber erwogen werden.</text:p>
      <text:p text:style-name="Preformatted_20_Text">Ich veralte auf diese Weise so um die 100 E-Mail-Adressen.</text:p>
      <text:p text:style-name="Preformatted_20_Text">Das war es auch von wieder von mir.</text:p>
      <text:p text:style-name="Preformatted_20_Text">Sie können dies als Service für Ihre bereit bestehende Seite benutzen.</text:p>
      <text:p text:style-name="Preformatted_20_Text">Internet mit ohne Schnur. Bitte halte mich auf dem laufenden.</text:p>
      <text:p text:style-name="Preformatted_20_Text">Plötzlich liefen auf einmal alle durch einander. Sie hatten einander gegenseitig so lieb.</text:p>
      <text:p text:style-name="Preformatted_20_Text">Er versuchte es zu zumachen. Er versuchte es auf zu machen.</text:p>
      <text:p text:style-name="Preformatted_20_Text">Meines Wissens nach kann diese Redewendung total nervig sein.</text:p>
      <text:p text:style-name="Preformatted_20_Text">Seid dem letzten Sonntag ist alles super!</text:p>
      <text:p text:style-name="Preformatted_20_Text">Zu erst wussten wir nicht so genau, was wir überhaupt machen sollten.</text:p>
      <text:p text:style-name="Preformatted_20_Text">In den räumen wurde es dunkel. Die über quellenden Mülleimer.</text:p>
      <text:p text:style-name="Preformatted_20_Text">Ich bekam es mit der angst zu tun. Das ist ein Bisschen blöd.</text:p>
      <text:p text:style-name="Preformatted_20_Text">Was wünscht du dir zu Weihnachten? Wenn du abrutscht, fange ich dich auf.</text:p>
      <text:p text:style-name="Preformatted_20_Text">Es lief wieder exakt genauso wie beim letzten Versuch.</text:p>
      <text:p text:style-name="Preformatted_20_Text">Seid einigen Tagen läuft alles wieder normal. Sie gab ihre PIN-Nummer ein.</text:p>
      <text:p text:style-name="Preformatted_20_Text">Verständlicher Weise wollte er nicht mitmachen.</text:p>
      <text:p text:style-name="Preformatted_20_Text">Beiträge, die etwas wichtiges über den Verlauf verraten, bitte kennzeichnen.</text:p>
      <text:p text:style-name="Preformatted_20_Text">Gemäß des Beschlusses der Kultusministerkonferenz <text:span text:style-name="T1">…</text:span></text:p>
      <text:p text:style-name="P2">Sie fiel plötzlich aus der rolle. Wir Treffen uns später.</text:p>
      <text:p text:style-name="P2">Ihr müsst wo anders danach suchen.</text:p>
      <text:p text:style-name="P1">Dahinter verbirgt sich nichts gutes.</text:p>
      <text:p text:style-name="P1">Mit Freundlichen grüßen,<text:line-break/>Manuela Musterman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ucidasans1" svg:font-family="Lucidasans"/>
    <style:font-face style:name="Courier New" svg:font-family="'Courier New'" style:font-family-generic="modern" style:font-pitch="fixed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Bitstream Vera Sans" style:font-size-asian="12pt" style:language-asian="en" style:country-asian="US" style:font-name-complex="Lucida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Deutsche Beispiel-Fehler für LanguageTool</dc:title>
    <meta:creation-date>2005-12-04T15:04:24</meta:creation-date>
    <dc:creator>Jan Schreiber</dc:creator>
    <dc:date>2011-08-13T19:10:44.87</dc:date>
    <dc:language>de-DE</dc:language>
    <meta:editing-cycles>45</meta:editing-cycles>
    <meta:editing-duration>PT12H10M34S</meta:editing-duration>
    <meta:document-statistic meta:table-count="0" meta:image-count="0" meta:object-count="0" meta:page-count="1" meta:paragraph-count="48" meta:word-count="414" meta:character-count="2553"/>
    <meta:user-defined meta:name="Info 1"/>
    <meta:user-defined meta:name="Info 2"/>
    <meta:user-defined meta:name="Info 3"/>
    <meta:user-defined meta:name="Info 4"/>
  </office:meta>
</office:document-meta>
</file>